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6.727cm"/>
    </style:style>
    <style:style style:name="co4" style:family="table-column">
      <style:table-column-properties fo:break-before="auto" style:column-width="4.639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Segoe UI" style:font-name-complex="Tahoma"/>
    </style:style>
    <style:style style:name="ce4" style:family="table-cell" style:parent-style-name="Default" style:data-style-name="N112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9"/>
        <table:table-row table:style-name="ro1">
          <table:table-cell table:style-name="ce1" office:value-type="string" calcext:value-type="string">
            <text:p>Instancia </text:p>
          </table:table-cell>
          <table:table-cell table:style-name="ce3" office:value-type="string" calcext:value-type="string">
            <text:p>Función objetivo del baseline</text:p>
          </table:table-cell>
          <table:table-cell table:style-name="ce1" office:value-type="string" calcext:value-type="string">
            <text:p>Función objetivo obtenida por el Algoritmo</text:p>
          </table:table-cell>
          <table:table-cell table:style-name="ce7" office:value-type="string" calcext:value-type="string">
            <text:p>Mejora respecto al baseline</text:p>
          </table:table-cell>
          <table:table-cell table:style-name="ce1" office:value-type="string" calcext:value-type="string">
            <text:p>Tiempo de CPU en segundos </text:p>
          </table:table-cell>
        </table:table-row>
        <table:table-row table:style-name="ro1">
          <table:table-cell office:value-type="string" calcext:value-type="string">
            <text:p>instancia_01_n10_m6</text:p>
          </table:table-cell>
          <table:table-cell table:style-name="ce4" office:value-type="float" office:value="2106.73" calcext:value-type="float">
            <text:p>2106,730</text:p>
          </table:table-cell>
          <table:table-cell office:value-type="float" office:value="2106.73864" calcext:value-type="float">
            <text:p>2106,739</text:p>
          </table:table-cell>
          <table:table-cell table:formula="of:=([.C2]/[.B2]) - 1" office:value-type="percentage" office:value="0.00000410114252891169" calcext:value-type="percentage">
            <text:p>0,00 %</text:p>
          </table:table-cell>
          <table:table-cell office:value-type="string" calcext:value-type="string">
            <text:p>3.4747419357299805 s</text:p>
          </table:table-cell>
        </table:table-row>
        <table:table-row table:style-name="ro1">
          <table:table-cell office:value-type="string" calcext:value-type="string">
            <text:p>instancia_02_n10_m8</text:p>
          </table:table-cell>
          <table:table-cell office:value-type="float" office:value="2720.61" calcext:value-type="float">
            <text:p>2720,610</text:p>
          </table:table-cell>
          <table:table-cell office:value-type="float" office:value="2720.61122" calcext:value-type="float">
            <text:p>2720,611</text:p>
          </table:table-cell>
          <table:table-cell table:formula="of:=([.C3]/[.B3]) - 1" office:value-type="percentage" office:value="0.000000448428844945781" calcext:value-type="percentage">
            <text:p>0,00 %</text:p>
          </table:table-cell>
          <table:table-cell office:value-type="string" calcext:value-type="string">
            <text:p>4.634328126907349 s</text:p>
          </table:table-cell>
        </table:table-row>
        <table:table-row table:style-name="ro1">
          <table:table-cell office:value-type="string" calcext:value-type="string">
            <text:p>instancia_03_n15_m3</text:p>
          </table:table-cell>
          <table:table-cell office:value-type="float" office:value="670.8" calcext:value-type="float">
            <text:p>670,800</text:p>
          </table:table-cell>
          <table:table-cell office:value-type="float" office:value="670.80497" calcext:value-type="float">
            <text:p>670,805</text:p>
          </table:table-cell>
          <table:table-cell table:formula="of:=([.C4]/[.B4]) - 1" office:value-type="percentage" office:value="0.00000740906380447548" calcext:value-type="percentage">
            <text:p>0,00 %</text:p>
          </table:table-cell>
          <table:table-cell office:value-type="string" calcext:value-type="string">
            <text:p>2.6080374717712402 s</text:p>
          </table:table-cell>
        </table:table-row>
        <table:table-row table:style-name="ro1">
          <table:table-cell office:value-type="string" calcext:value-type="string">
            <text:p>instancia_04_n15_m9</text:p>
          </table:table-cell>
          <table:table-cell office:value-type="float" office:value="5574.2" calcext:value-type="float">
            <text:p>5574,200</text:p>
          </table:table-cell>
          <table:table-cell office:value-type="float" office:value="5574.20364" calcext:value-type="float">
            <text:p>5574,204</text:p>
          </table:table-cell>
          <table:table-cell table:formula="of:=([.C5]/[.B5]) - 1" office:value-type="percentage" office:value="0.000000653008503714858" calcext:value-type="percentage">
            <text:p>0,00 %</text:p>
          </table:table-cell>
          <table:table-cell office:value-type="string" calcext:value-type="string">
            <text:p>7.817460298538208 s</text:p>
          </table:table-cell>
        </table:table-row>
        <table:table-row table:style-name="ro1">
          <table:table-cell office:value-type="string" calcext:value-type="string">
            <text:p>instancia_05_n30_m6</text:p>
          </table:table-cell>
          <table:table-cell office:value-type="float" office:value="1912.59" calcext:value-type="float">
            <text:p>1912,590</text:p>
          </table:table-cell>
          <table:table-cell office:value-type="float" office:value="1912.59752" calcext:value-type="float">
            <text:p>1912,598</text:p>
          </table:table-cell>
          <table:table-cell table:formula="of:=([.C6]/[.B6]) - 1" office:value-type="percentage" office:value="0.00000393184111624478" calcext:value-type="percentage">
            <text:p>0,00 %</text:p>
          </table:table-cell>
          <table:table-cell office:value-type="string" calcext:value-type="string">
            <text:p>10.4270498752594 s</text:p>
          </table:table-cell>
        </table:table-row>
        <table:table-row table:style-name="ro1">
          <table:table-cell office:value-type="string" calcext:value-type="string">
            <text:p>instancia_06_n30_m24</text:p>
          </table:table-cell>
          <table:table-cell office:value-type="float" office:value="34073.31" calcext:value-type="float">
            <text:p>34073,310</text:p>
          </table:table-cell>
          <table:table-cell office:value-type="float" office:value="34073.31095" calcext:value-type="float">
            <text:p>34073,311</text:p>
          </table:table-cell>
          <table:table-cell table:formula="of:=([.C7]/[.B7]) - 1" office:value-type="percentage" office:value="0.0000000278810605713886" calcext:value-type="percentage">
            <text:p>0,00 %</text:p>
          </table:table-cell>
          <table:table-cell office:value-type="string" calcext:value-type="string">
            <text:p>41.69227313995361 s</text:p>
          </table:table-cell>
        </table:table-row>
        <table:table-row table:style-name="ro1">
          <table:table-cell office:value-type="string" calcext:value-type="string">
            <text:p>instancia_07_n50_m15</text:p>
          </table:table-cell>
          <table:table-cell office:value-type="float" office:value="10567.54" calcext:value-type="float">
            <text:p>10567,540</text:p>
          </table:table-cell>
          <table:table-cell office:value-type="float" office:value="10852.35428" calcext:value-type="float">
            <text:p>10852,354</text:p>
          </table:table-cell>
          <table:table-cell table:formula="of:=([.C8]/[.B8]) - 1" office:value-type="percentage" office:value="0.0269518052451183" calcext:value-type="percentage">
            <text:p>2,70 %</text:p>
          </table:table-cell>
          <table:table-cell office:value-type="string" calcext:value-type="string">
            <text:p>43.429391384124756 s</text:p>
          </table:table-cell>
        </table:table-row>
        <table:table-row table:style-name="ro1">
          <table:table-cell office:value-type="string" calcext:value-type="string">
            <text:p>instancia_08_n100_m10</text:p>
          </table:table-cell>
          <table:table-cell office:value-type="float" office:value="5169.02" calcext:value-type="float">
            <text:p>5169,020</text:p>
          </table:table-cell>
          <table:table-cell office:value-type="float" office:value="5402.30691" calcext:value-type="float">
            <text:p>5402,307</text:p>
          </table:table-cell>
          <table:table-cell table:formula="of:=([.C9]/[.B9]) - 1" office:value-type="percentage" office:value="0.0451317483778357" calcext:value-type="percentage">
            <text:p>4,51 %</text:p>
          </table:table-cell>
          <table:table-cell office:value-type="string" calcext:value-type="string">
            <text:p>57.89925146102905 s</text:p>
          </table:table-cell>
        </table:table-row>
        <table:table-row table:style-name="ro1">
          <table:table-cell office:value-type="string" calcext:value-type="string">
            <text:p>instancia_09_n125_m37</text:p>
          </table:table-cell>
          <table:table-cell office:value-type="float" office:value="106708.5" calcext:value-type="float">
            <text:p>106708,500</text:p>
          </table:table-cell>
          <table:table-cell office:value-type="float" office:value="111198.62017" calcext:value-type="float">
            <text:p>111198,620</text:p>
          </table:table-cell>
          <table:table-cell table:formula="of:=([.C10]/[.B10]) - 1" office:value-type="percentage" office:value="0.0420783739814543" calcext:value-type="percentage">
            <text:p>4,21 %</text:p>
          </table:table-cell>
          <table:table-cell office:value-type="string" calcext:value-type="string">
            <text:p>267.7851905822754 s</text:p>
          </table:table-cell>
        </table:table-row>
        <table:table-row table:style-name="ro1">
          <table:table-cell office:value-type="string" calcext:value-type="string">
            <text:p>instancia_10_n150_m15</text:p>
          </table:table-cell>
          <table:table-cell office:value-type="float" office:value="21346.37" calcext:value-type="float">
            <text:p>21346,370</text:p>
          </table:table-cell>
          <table:table-cell office:value-type="float" office:value="22573.13208" calcext:value-type="float">
            <text:p>22573,132</text:p>
          </table:table-cell>
          <table:table-cell table:formula="of:=([.C11]/[.B11]) - 1" office:value-type="percentage" office:value="0.0574693533373594" calcext:value-type="percentage">
            <text:p>5,75 %</text:p>
          </table:table-cell>
          <table:table-cell office:value-type="string" calcext:value-type="string">
            <text:p>130.27713823318481 s</text:p>
          </table:table-cell>
        </table:table-row>
        <table:table-row table:style-name="ro1" table:number-rows-repeated="8"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1:54:25.154000000</meta:creation-date>
    <dc:date>2024-11-26T22:32:59.306000000</dc:date>
    <meta:editing-duration>PT27M15S</meta:editing-duration>
    <meta:editing-cycles>2</meta:editing-cycles>
    <meta:generator>LibreOffice/24.8.3.2$Windows_X86_64 LibreOffice_project/48a6bac9e7e268aeb4c3483fcf825c94556d9f92</meta:generator>
    <meta:document-statistic meta:table-count="1" meta:cell-count="55" meta:object-count="0"/>
  </office:meta>
</office:document-meta>
</file>